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0pt" fo:font-weight="normal" style:font-size-asian="10pt" style:font-weight-asian="normal" style:font-size-complex="10pt" style:font-weight-complex="normal"/>
    </style:style>
    <style:style style:name="P2" style:family="paragraph" style:parent-style-name="Standard">
      <style:text-properties fo:color="#9966cc" style:font-name="Calibri" fo:font-size="10pt" fo:font-weight="normal" style:font-size-asian="10pt" style:font-weight-asian="normal" style:font-size-complex="10pt" style:font-weight-complex="normal"/>
    </style:style>
    <style:style style:name="P3" style:family="paragraph" style:parent-style-name="Standard" style:list-style-name="L1"/>
    <style:style style:name="P4" style:family="paragraph" style:parent-style-name="Standard" style:list-style-name="L1">
      <style:text-properties fo:color="#9966cc" style:font-name="Calibri" fo:font-size="10pt" fo:font-weight="normal" style:font-size-asian="10pt" style:font-weight-asian="normal" style:font-size-complex="10pt" style:font-weight-complex="normal"/>
    </style:style>
    <style:style style:name="P5" style:family="paragraph" style:parent-style-name="Standard" style:list-style-name="L1">
      <style:text-properties fo:color="#9966cc" style:font-name="Calibri" fo:font-size="8pt" fo:font-weight="normal" style:font-size-asian="8pt" style:font-weight-asian="normal" style:font-size-complex="8pt" style:font-weight-complex="normal"/>
    </style:style>
    <style:style style:name="P6" style:family="paragraph" style:parent-style-name="Standard" style:list-style-name="L1">
      <style:text-properties fo:color="#9966cc" style:font-name="Calibri" fo:font-size="12pt" fo:font-weight="normal" style:font-size-asian="12pt" style:font-weight-asian="normal" style:font-size-complex="12pt" style:font-weight-complex="normal"/>
    </style:style>
    <style:style style:name="P7" style:family="paragraph" style:parent-style-name="Standard" style:list-style-name="L1">
      <style:text-properties fo:color="#9966cc" style:font-name="Calibri" fo:font-size="13pt" fo:font-weight="normal" style:font-size-asian="13pt" style:font-weight-asian="normal" style:font-size-complex="13pt" style:font-weight-complex="normal"/>
    </style:style>
    <style:style style:name="P8" style:family="paragraph" style:parent-style-name="Standard" style:list-style-name="L1">
      <style:text-properties fo:color="#008000" style:font-name="Calibri" fo:font-size="10pt" fo:font-weight="normal" style:font-size-asian="10pt" style:font-weight-asian="normal" style:font-size-complex="10pt" style:font-weight-complex="normal"/>
    </style:style>
    <style:style style:name="P9" style:family="paragraph" style:parent-style-name="Standard" style:list-style-name="L1">
      <style:text-properties style:font-name="Calibri" fo:font-size="10pt" fo:font-weight="normal" style:font-size-asian="10pt" style:font-weight-asian="normal" style:font-size-complex="10pt" style:font-weight-complex="normal"/>
    </style:style>
    <style:style style:name="P10" style:family="paragraph" style:parent-style-name="Standard" style:list-style-name="L1">
      <style:text-properties style:font-name="Calibri" fo:font-size="10pt" style:text-underline-style="none" fo:font-weight="normal" style:font-size-asian="10pt" style:font-weight-asian="normal" style:font-size-complex="10pt" style:font-weight-complex="normal"/>
    </style:style>
    <style:style style:name="P11" style:family="paragraph" style:parent-style-name="Standard" style:list-style-name="L1">
      <style:text-properties style:font-name="Calibri" fo:font-size="10pt" style:text-underline-style="solid" style:text-underline-width="auto" style:text-underline-color="font-color" fo:font-weight="normal" style:font-size-asian="10pt" style:font-weight-asian="normal" style:font-size-complex="10pt" style:font-weight-complex="normal"/>
    </style:style>
    <style:style style:name="P12" style:family="paragraph" style:parent-style-name="Standard" style:list-style-name="L1">
      <style:text-properties style:font-name="Calibri" fo:font-size="10pt" style:text-underline-style="solid" style:text-underline-width="auto" style:text-underline-color="font-color" fo:font-weight="bold" style:font-size-asian="10pt" style:font-weight-asian="bold" style:font-size-complex="10pt" style:font-weight-complex="bold"/>
    </style:style>
    <style:style style:name="P13" style:family="paragraph" style:parent-style-name="Standard" style:list-style-name="L1">
      <style:text-properties style:font-name="Calibri" fo:font-size="8pt" fo:font-weight="normal" style:font-size-asian="8pt" style:font-weight-asian="normal" style:font-size-complex="8pt" style:font-weight-complex="normal"/>
    </style:style>
    <style:style style:name="P14" style:family="paragraph" style:parent-style-name="Standard" style:list-style-name="L1">
      <style:text-properties style:font-name="Calibri" fo:font-size="8pt" style:text-underline-style="solid" style:text-underline-width="auto" style:text-underline-color="font-color" fo:font-weight="bold" style:font-size-asian="8pt" style:font-weight-asian="bold" style:font-size-complex="8pt" style:font-weight-complex="bold"/>
    </style:style>
    <style:style style:name="P15" style:family="paragraph" style:parent-style-name="Standard" style:list-style-name="L1">
      <style:text-properties style:font-name="Calibri" fo:font-size="12pt" fo:font-weight="normal" style:font-size-asian="12pt" style:font-weight-asian="normal" style:font-size-complex="12pt" style:font-weight-complex="normal"/>
    </style:style>
    <style:style style:name="P16" style:family="paragraph" style:parent-style-name="Standard" style:list-style-name="L1">
      <style:text-properties fo:font-size="8pt" style:font-size-asian="8pt" style:font-size-complex="8pt"/>
    </style:style>
    <style:style style:name="P17" style:family="paragraph" style:parent-style-name="Standard" style:list-style-name="L1">
      <style:text-properties fo:font-size="12pt" style:font-size-asian="12pt" style:font-size-complex="12pt"/>
    </style:style>
    <style:style style:name="P18" style:family="paragraph" style:parent-style-name="Standard" style:list-style-name="L1">
      <style:text-properties fo:color="#808080" style:font-name="Calibri" fo:font-size="10pt" fo:font-weight="bold" style:font-size-asian="10pt" style:font-weight-asian="bold" style:font-size-complex="10pt" style:font-weight-complex="bold"/>
    </style:style>
    <style:style style:name="P19" style:family="paragraph" style:parent-style-name="Standard" style:list-style-name="L1">
      <style:text-properties fo:color="#808080" style:font-name="Calibri" fo:font-size="10pt" fo:font-weight="normal" style:font-size-asian="10pt" style:font-weight-asian="normal" style:font-size-complex="10pt" style:font-weight-complex="normal"/>
    </style:style>
    <style:style style:name="P20" style:family="paragraph" style:parent-style-name="Standard" style:list-style-name="L1">
      <style:text-properties fo:color="#000000" style:font-name="Calibri" fo:font-size="10pt" fo:font-weight="normal" style:font-size-asian="10pt" style:font-weight-asian="normal" style:font-size-complex="10pt" style:font-weight-complex="normal"/>
    </style:style>
    <style:style style:name="P21" style:family="paragraph" style:parent-style-name="Standard" style:list-style-name="L1">
      <style:text-properties fo:color="#000000" style:font-name="Calibri" fo:font-size="10pt" style:text-underline-style="none" fo:font-weight="normal" style:font-size-asian="10pt" style:font-weight-asian="normal" style:font-size-complex="10pt" style:font-weight-complex="normal"/>
    </style:style>
    <style:style style:name="P22" style:family="paragraph" style:parent-style-name="Standard" style:list-style-name="L1">
      <style:text-properties fo:font-size="10pt" style:font-size-asian="10pt" style:font-size-complex="10pt"/>
    </style:style>
    <style:style style:name="T1" style:family="text">
      <style:text-properties style:font-name="Calibri" fo:font-size="10pt" fo:font-weight="normal" style:font-size-asian="10pt" style:font-weight-asian="normal" style:font-size-complex="10pt" style:font-weight-complex="normal"/>
    </style:style>
    <style:style style:name="T2" style:family="text">
      <style:text-properties style:font-name="Calibri" fo:font-size="10pt" fo:font-weight="normal" style:font-name-asian="Times New Roman1" style:font-size-asian="10pt" style:font-weight-asian="normal" style:font-name-complex="Times New Roman1" style:font-size-complex="10pt" style:font-weight-complex="normal"/>
    </style:style>
    <style:style style:name="T3" style:family="text">
      <style:text-properties style:font-name="Calibri" fo:font-size="10pt" fo:font-weight="bold" style:font-size-asian="10pt" style:font-weight-asian="bold" style:font-size-complex="10pt" style:font-weight-complex="bold"/>
    </style:style>
    <style:style style:name="T4" style:family="text">
      <style:text-properties style:font-name="Calibri" fo:font-size="10pt" style:text-underline-style="solid" style:text-underline-width="auto" style:text-underline-color="font-color" fo:font-weight="bold" style:font-size-asian="10pt" style:font-weight-asian="bold" style:font-size-complex="10pt" style:font-weight-complex="bold"/>
    </style:style>
    <style:style style:name="T5" style:family="text">
      <style:text-properties style:font-name="Calibri" fo:font-size="10pt" style:text-underline-style="solid" style:text-underline-width="auto" style:text-underline-color="font-color" fo:font-weight="normal" style:font-size-asian="10pt" style:font-weight-asian="normal" style:font-size-complex="10pt" style:font-weight-complex="normal"/>
    </style:style>
    <style:style style:name="T6" style:family="text">
      <style:text-properties style:font-name="Calibri" fo:font-size="10pt" style:font-size-asian="10pt" style:font-size-complex="10pt"/>
    </style:style>
    <style:style style:name="T7" style:family="text">
      <style:text-properties style:font-name="Calibri" fo:font-size="10pt" style:text-underline-style="none" fo:font-weight="normal" style:font-size-asian="10pt" style:font-weight-asian="normal" style:font-size-complex="10pt" style:font-weight-complex="normal"/>
    </style:style>
    <style:style style:name="T8" style:family="text">
      <style:text-properties style:font-name="Calibri" fo:font-size="10pt" style:text-underline-style="none" fo:font-weight="bold" style:font-size-asian="10pt" style:font-weight-asian="bold" style:font-size-complex="10pt" style:font-weight-complex="bold"/>
    </style:style>
    <style:style style:name="T9" style:family="text">
      <style:text-properties style:font-name="Calibri" fo:font-size="8pt" fo:font-weight="normal" style:font-size-asian="8pt" style:font-weight-asian="normal" style:font-size-complex="8pt" style:font-weight-complex="normal"/>
    </style:style>
    <style:style style:name="T10" style:family="text">
      <style:text-properties style:font-name="Calibri" fo:font-size="8pt" style:text-underline-style="solid" style:text-underline-width="auto" style:text-underline-color="font-color" fo:font-weight="bold" style:font-size-asian="8pt" style:font-weight-asian="bold" style:font-size-complex="8pt" style:font-weight-complex="bold"/>
    </style:style>
    <style:style style:name="T11" style:family="text">
      <style:text-properties style:font-name="Calibri" fo:font-size="8pt" style:text-underline-style="solid" style:text-underline-width="auto" style:text-underline-color="font-color" fo:font-weight="normal" style:font-size-asian="8pt" style:font-weight-asian="normal" style:font-size-complex="8pt" style:font-weight-complex="normal"/>
    </style:style>
    <style:style style:name="T12" style:family="text">
      <style:text-properties style:font-name="Calibri" fo:font-size="8pt" style:text-underline-style="none" fo:font-weight="normal" style:font-size-asian="8pt" style:font-weight-asian="normal" style:font-size-complex="8pt" style:font-weight-complex="normal"/>
    </style:style>
    <style:style style:name="T13" style:family="text">
      <style:text-properties style:font-name="Calibri" fo:font-weight="normal" style:font-weight-asian="normal" style:font-weight-complex="normal"/>
    </style:style>
    <style:style style:name="T14" style:family="text">
      <style:text-properties style:font-name="Calibri" fo:font-weight="normal" style:font-name-asian="Times New Roman1" style:font-weight-asian="normal" style:font-name-complex="Times New Roman1" style:font-weight-complex="normal"/>
    </style:style>
    <style:style style:name="T15" style:family="text">
      <style:text-properties style:font-name="Calibri" style:text-underline-style="solid" style:text-underline-width="auto" style:text-underline-color="font-color" fo:font-weight="bold" style:font-weight-asian="bold" style:font-weight-complex="bold"/>
    </style:style>
    <style:style style:name="T16" style:family="text">
      <style:text-properties style:font-name="Calibri" style:text-underline-style="solid" style:text-underline-width="auto" style:text-underline-color="font-color" fo:font-weight="normal" style:font-weight-asian="normal" style:font-weight-complex="normal"/>
    </style:style>
    <style:style style:name="T17" style:family="text">
      <style:text-properties style:font-name="Calibri" style:text-underline-style="none" fo:font-weight="normal" style:font-weight-asian="normal" style:font-weight-complex="normal"/>
    </style:style>
    <style:style style:name="T18" style:family="text">
      <style:text-properties style:font-name="Calibri" fo:font-size="12pt" fo:font-weight="normal" style:font-size-asian="12pt" style:font-weight-asian="normal" style:font-size-complex="12pt" style:font-weight-complex="normal"/>
    </style:style>
    <style:style style:name="T19" style:family="text">
      <style:text-properties style:font-name="Calibri" fo:font-weight="bold" style:font-weight-asian="bold" style:font-weight-complex="bold"/>
    </style:style>
    <style:style style:name="T20" style:family="text">
      <style:text-properties fo:color="#0000ff" style:font-name="Calibri" fo:font-size="10pt" fo:font-weight="normal" style:font-size-asian="10pt" style:font-weight-asian="normal" style:font-size-complex="10pt" style:font-weight-complex="normal"/>
    </style:style>
    <style:style style:name="T21" style:family="text">
      <style:text-properties fo:color="#0000ff" style:font-name="Calibri" fo:font-size="14pt" fo:font-weight="normal" style:font-size-asian="14pt" style:font-weight-asian="normal" style:font-size-complex="14pt" style:font-weight-complex="normal"/>
    </style:style>
    <style:style style:name="T22" style:family="text">
      <style:text-properties fo:color="#0000ff" style:font-name="Calibri" fo:font-weight="normal" style:font-weight-asian="normal" style:font-weight-complex="normal"/>
    </style:style>
    <style:style style:name="T23" style:family="text">
      <style:text-properties fo:color="#0000ff" style:font-name="Calibri" fo:font-size="18pt" fo:font-weight="normal" style:font-size-asian="18pt" style:font-weight-asian="normal" style:font-size-complex="18pt" style:font-weight-complex="normal"/>
    </style:style>
    <style:style style:name="T24" style:family="text">
      <style:text-properties fo:color="#ff420e"/>
    </style:style>
    <style:style style:name="T25" style:family="text">
      <style:text-properties fo:color="#ff420e" style:font-name="Calibri" fo:font-size="10pt" fo:font-weight="normal" style:font-size-asian="10pt" style:font-weight-asian="normal" style:font-size-complex="10pt" style:font-weight-complex="normal"/>
    </style:style>
    <style:style style:name="T26" style:family="text">
      <style:text-properties fo:color="#ff420e" style:font-name="Calibri" fo:font-weight="normal" style:font-weight-asian="normal" style:font-weight-complex="normal"/>
    </style:style>
    <style:style style:name="T27" style:family="text">
      <style:text-properties fo:color="#ff0000" style:font-name="Calibri" fo:font-size="10pt" fo:font-weight="normal" style:font-size-asian="10pt" style:font-weight-asian="normal" style:font-size-complex="10pt" style:font-weight-complex="normal"/>
    </style:style>
    <style:style style:name="T28" style:family="text">
      <style:text-properties fo:color="#ff0000" style:font-name="Calibri" fo:font-size="10pt" fo:font-weight="bold" style:font-size-asian="10pt" style:font-weight-asian="bold" style:font-size-complex="10pt" style:font-weight-complex="bold"/>
    </style:style>
    <style:style style:name="T29" style:family="text">
      <style:text-properties fo:color="#ff0000" style:font-name="Calibri" fo:font-size="10pt" style:text-underline-style="none" fo:font-weight="normal" style:font-size-asian="10pt" style:font-weight-asian="normal" style:font-size-complex="10pt" style:font-weight-complex="normal"/>
    </style:style>
    <style:style style:name="T30" style:family="text">
      <style:text-properties fo:color="#ff0000" style:font-name="Calibri" fo:font-weight="bold" style:font-weight-asian="bold" style:font-weight-complex="bold"/>
    </style:style>
    <style:style style:name="T31" style:family="text">
      <style:text-properties fo:color="#ff0000" style:font-name="Calibri" fo:font-size="8pt" fo:font-weight="bold" style:font-size-asian="8pt" style:font-weight-asian="bold" style:font-size-complex="8pt" style:font-weight-complex="bold"/>
    </style:style>
    <style:style style:name="T32" style:family="text">
      <style:text-properties fo:color="#ff0000" fo:font-weight="bold" style:font-weight-asian="bold" style:font-weight-complex="bold"/>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fo:color="#808080" style:font-name="Calibri" fo:font-size="10pt" fo:font-weight="bold" style:font-size-asian="10pt" style:font-weight-asian="bold" style:font-size-complex="10pt" style:font-weight-complex="bold"/>
    </style:style>
    <style:style style:name="T35" style:family="text">
      <style:text-properties fo:color="#808080" style:font-name="Calibri" fo:font-size="8pt" fo:font-weight="bold" style:font-size-asian="8pt" style:font-weight-asian="bold" style:font-size-complex="8pt" style:font-weight-complex="bold"/>
    </style:style>
    <style:style style:name="T36" style:family="text">
      <style:text-properties fo:color="#ff3333" style:font-name="Calibri" fo:font-size="10pt" fo:font-weight="normal" style:font-size-asian="10pt" style:font-weight-asian="normal" style:font-size-complex="10pt" style:font-weight-complex="normal"/>
    </style:style>
    <style:style style:name="T37" style:family="text">
      <style:text-properties fo:font-weight="bold" style:font-weight-asian="bold" style:font-weight-complex="bold"/>
    </style:style>
    <style:style style:name="T38" style:family="text">
      <style:text-properties fo:color="#000000" style:font-name="Calibri" fo:font-weight="normal" style:font-weight-asian="normal" style:font-weight-complex="normal"/>
    </style:style>
    <style:style style:name="T39" style:family="text">
      <style:text-properties fo:font-size="8pt" style:font-size-asian="8pt" style:font-size-complex="8pt"/>
    </style:style>
    <style:style style:name="T40" style:family="text">
      <style:text-properties fo:font-size="10pt" style:text-underline-style="solid" style:text-underline-width="auto" style:text-underline-color="font-color" style:font-size-asian="10pt" style:font-size-complex="10pt"/>
    </style:style>
    <style:style style:name="T41" style:family="text">
      <style:text-properties fo:font-size="10pt" style:font-size-asian="10pt" style:font-size-complex="10pt"/>
    </style:style>
    <style:style style:name="T42" style:family="text">
      <style:text-properties fo:color="#9966cc" style:font-name="Calibri" fo:font-size="10pt" fo:font-weight="normal" style:font-size-asian="10pt" style:font-weight-asian="normal" style:font-size-complex="10pt" style:font-weight-complex="normal"/>
    </style:style>
    <style:style style:name="T43" style:family="text">
      <style:text-properties fo:color="#9966cc" style:font-name="Calibri" fo:font-size="10pt" fo:font-weight="normal" style:font-size-asian="10pt" style:font-weight-asian="normal" style:font-size-complex="10pt" style:font-weight-complex="normal"/>
    </style:style>
    <style:style style:name="T44" style:family="text">
      <style:text-properties fo:color="#9966cc" style:font-name="Calibri" fo:font-size="10pt" style:font-size-asian="10pt" style:font-size-complex="10pt"/>
    </style:style>
    <style:style style:name="T45" style:family="text">
      <style:text-properties style:font-name="Calibri"/>
    </style:style>
    <style:style style:name="T46" style:family="text">
      <style:text-properties style:font-name="Calibri" fo:font-size="10pt" style:font-size-asian="10pt" style:font-size-complex="10pt"/>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6">0 SHPO-GIS-Database </text:span><text:span text:style-name="T1">[charttype:orgchart]</text:span><text:span text:style-name="T20">[orientation:horizontal]</text:span></text:p>
      <text:p text:style-name="P2"/>
      <text:list xml:id="list27319963" text:style-name="L1">
        <text:list-item>
          <text:p text:style-name="P4">Functional-Requirements</text:p>
          <text:list>
            <text:list-item>
              <text:p text:style-name="P4">Functional-Requirement [name:Poke the manager. ]</text:p>
            </text:list-item>
            <text:list-item>
              <text:p text:style-name="P3"><text:span text:style-name="T42">Functional-Requirement [name:Poke tasks should stay in</text:span><text:span text:style-name="T42"> </text:span><text:span text:style-name="T44">(gov)(registrant)(ER)(NRN) <text:s/>task lists until a manager makes an assignment</text:span><text:span text:style-name="T42">. ]</text:span></text:p>
            </text:list-item>
            <text:list-item>
              <text:p text:style-name="P4">Functional-Requirement [name: Seperate Public and Goverment Access][text: Two access points are required, one for the public to do business with SHPO and one for Government users to request operational roles, monitor, perform review and approval tasks, administrative tasks.]</text:p>
            </text:list-item>
            <text:list-item>
              <text:p text:style-name="P4">Functional-Requirement [name: Automatic Logout][text: Actors accessing or attempting to access screen without out the proper role will automatically be logged out.]</text:p>
            </text:list-item>
            <text:list-item>
              <text:p text:style-name="P4">Functional-Requirement [name: Restrict Navigation][text: Navication will be restricted to those actors with proper roles.]</text:p>
            </text:list-item>
            <text:list-item>
              <text:p text:style-name="P4">Functional-Requirement [name: Restrict Component Visibility][text: Screen component should be resticted to those with proper roles. ]</text:p>
            </text:list-item>
            <text:list-item>
              <text:p text:style-name="P4">Functional-Requirement [name: Login][text:Login require an email addresss and password ]</text:p>
            </text:list-item>
            <text:list-item>
              <text:p text:style-name="P4">Functional-Requirement [name: Email Identity][text: users must be identifiable to the system by their email address]</text:p>
            </text:list-item>
            <text:list-item>
              <text:p text:style-name="P4">Functional-Requirement [name: Role Request by User] <text:s/>[text: <text:s/>Each Role must have a method (screen, button, or other) to request access from the administrator.]</text:p>
            </text:list-item>
            <text:list-item>
              <text:p text:style-name="P4">Functional-Requirement [name: Role Request Point of Access] <text:s/>[text: <text:s/>Role requests are limited by access point. The public access point will only accept requests for national register and environmental review access.]</text:p>
            </text:list-item>
            <text:list-item>
              <text:p text:style-name="P4">Functional-Requirement [name: Role Dependent Display] <text:s/>[text: <text:s/>Screens should have different displays based on the roles of registrant]</text:p>
            </text:list-item>
            <text:list-item>
              <text:p text:style-name="P4">Feat[text: need to have a distorted graphic with text that needs to be entered when requesting an account.]</text:p>
            </text:list-item>
            <text:list-item>
              <text:p text:style-name="P4">Functional-Requirement [name: Roles are Additive] <text:s/>[text: Roles should be additive. As you gain roles you gain access to different parts of the system.]</text:p>
            </text:list-item>
            <text:list-item>
              <text:p text:style-name="P4">Functional-Requirement [name: Voluntary Notification] [text: Actors may request to be notified of changes made by other actors. ]</text:p>
            </text:list-item>
            <text:list-item>
              <text:p text:style-name="P8">## take the incomming site-type, access-type, process-type, process-role-type</text:p>
            </text:list-item>
            <text:list-item>
              <text:p text:style-name="P8">## compare them to the Screen, Grid , ... @access of this account </text:p>
            </text:list-item>
            <text:list-item>
              <text:p text:style-name="P8">## if all are in then </text:p>
            </text:list-item>
            <text:list-item>
              <text:p text:style-name="P8">## compare the tier levels match then Show </text:p>
            </text:list-item>
          </text:list>
        </text:list-item>
        <text:list-item>
          <text:p text:style-name="P4"/>
        </text:list-item>
      </text:list>
      <text:p text:style-name="P1"/>
      <text:list xml:id="list35226194" text:continue-numbering="true" text:style-name="L1">
        <text:list-item>
          <text:p text:style-name="P3"><text:span text:style-name="T1">Screen [name: </text:span><text:span text:style-name="T21">Home</text:span><text:span text:style-name="T1">] [</text:span><text:span text:style-name="T28">access:</text:span><text:span text:style-name="T1">(public)(guest)(account)(registrant) (NRN)(ER)] [show-above-tier:1] [width:750px][interface:user] <text:s/>[order:B]</text:span></text:p>
          <text:list>
            <text:list-item>
              <text:p text:style-name="P9">[definition: The home Screen to the application]</text:p>
            </text:list-item>
            <text:list-item>
              <text:p text:style-name="P4">Functional-Requirement [name: Provide Login by Role][text: ]</text:p>
            </text:list-item>
            <text:list-item>
              <text:p text:style-name="P4">Functional-Requirement [name: Restrict Access by Role][text: (er)]</text:p>
            </text:list-item>
            <text:list-item>
              <text:p text:style-name="P4">Req-Ref [name: Email Identity]</text:p>
            </text:list-item>
            <text:list-item>
              <text:p text:style-name="P9">Header [text: Banner Image]</text:p>
            </text:list-item>
            <text:list-item>
              <text:p text:style-name="P9">Title [text: Home]</text:p>
              <text:p text:style-name="P9"/>
            </text:list-item>
            <text:list-item>
              <text:p text:style-name="P10"><text:span text:style-name="T33">Registration</text:span><text:span text:style-name="T37"> </text:span><text:s/>[type: goto-button][<text:span text:style-name="T32">access:</text:span>(public)(account)(registrant)][goto:Registration]</text:p>
            </text:list-item>
            <text:list-item>
              <text:p text:style-name="P3"><text:span text:style-name="T4">Ask SHPO</text:span><text:span text:style-name="T3"> </text:span><text:span text:style-name="T1">[type: new-button][</text:span><text:span text:style-name="T28">access:</text:span><text:span text:style-name="T1">(public)(account)(registrant)]</text:span></text:p>
            </text:list-item>
            <text:list-item>
              <text:p text:style-name="P3"><text:span text:style-name="T4">Terms of Use</text:span><text:span text:style-name="T3"> </text:span><text:span text:style-name="T1">[type: goto-button][goto:Terms of Use]</text:span></text:p>
            </text:list-item>
            <text:list-item>
              <text:p text:style-name="P9"><text:span text:style-name="T33">Logout</text:span> [type: logout-button][access:(public)(account)(registrant)][goto:00-Start-Here]</text:p>
              <text:list>
                <text:list-header>
                  <text:p text:style-name="P9"/>
                </text:list-header>
              </text:list>
            </text:list-item>
            <text:list-item>
              <text:p text:style-name="P9">####### GUEST #######</text:p>
            </text:list-item>
            <text:list-item>
              <text:p text:style-name="P16"><text:span text:style-name="T13">Screen [name: Public-Intro][type:textblock][interface:user][</text:span><text:span text:style-name="T30">access:</text:span><text:span text:style-name="T17">(public)</text:span><text:span text:style-name="T13">(guest)]</text:span></text:p>
              <text:list>
                <text:list-item>
                  <text:p text:style-name="P13">[definition: Describes the purpose of the Screen for the reader]</text:p>
                </text:list-item>
                <text:list-item>
                  <text:p text:style-name="P16"><text:span text:style-name="T13">Data-Controls [name:PD_Data-Control][ table: </text:span><text:span text:style-name="T26">Screen_Labels</text:span><text:span text:style-name="T13">]</text:span></text:p>
                  <text:list>
                    <text:list-item>
                      <text:p text:style-name="P16"><text:span text:style-name="T13">Label [text: </text:span><text:span text:style-name="T14">Registering will give you immediate access to nominate a property to the National Register of Historic Places. Additional access will depend on your experience and expertise. <text:s/>Some data cannot be disclosed through this web site and to gain access will require a higher level of supervised access. <text:s/>Please answer the questions in this form accurately and to the best of your ability.</text:span><text:span text:style-name="T13">]</text:span></text:p>
                      <text:list>
                        <text:list-item>
                          <text:p text:style-name="P5">Non-Functional-Requirement [name: Requires SHPO Legal approval]</text:p>
                        </text:list-item>
                      </text:list>
                    </text:list-item>
                  </text:list>
                  <text:p text:style-name="P9"/>
                </text:list-item>
              </text:list>
            </text:list-item>
            <text:list-item>
              <text:p text:style-name="P15">####### Account Registrant #######</text:p>
            </text:list-item>
            <text:list-item>
              <text:p text:style-name="P17"><text:span text:style-name="T13">Screen [name: account-registrant-Intro][type:textblock][interface:user][</text:span><text:span text:style-name="T30">access:</text:span><text:span text:style-name="T17">(public)</text:span><text:span text:style-name="T13">(account)(registrant)]</text:span></text:p>
              <text:list>
                <text:list-item>
                  <text:p text:style-name="P15">[definition: Describes the purpose of the Screen for the reader]</text:p>
                </text:list-item>
                <text:list-item>
                  <text:p text:style-name="P17"><text:span text:style-name="T13">Data-Controls [name:PD_Data-Control][ table: </text:span><text:span text:style-name="T26">Screen_Labels</text:span><text:span text:style-name="T13">]</text:span></text:p>
                  <text:list>
                    <text:list-item>
                      <text:p text:style-name="P15">Label [text: Welcome! Please direct your attention to the task list below.]</text:p>
                      <text:list>
                        <text:list-item>
                          <text:p text:style-name="P6">Non-Functional-Requirement [name: Requires SHPO Legal approval]</text:p>
                        </text:list-item>
                        <text:list-item>
                          <text:p text:style-name="P6"/>
                        </text:list-item>
                      </text:list>
                    </text:list-item>
                  </text:list>
                </text:list-item>
              </text:list>
            </text:list-item>
            <text:list-item>
              <text:p text:style-name="P9">### GUEST #######</text:p>
            </text:list-item>
            <text:list-item>
              <text:p text:style-name="P9">### Login</text:p>
            </text:list-item>
            <text:list-item>
              <text:p text:style-name="P16"><text:span text:style-name="T13">Screen [name: </text:span><text:span text:style-name="T22">Login</text:span><text:span text:style-name="T13">][type:in-line][interface:user][</text:span><text:span text:style-name="T30">access:</text:span><text:span text:style-name="T13">(public)(guest)]</text:span></text:p>
              <text:list>
                <text:list-item>
                  <text:p text:style-name="P13">[definition:Login interface]</text:p>
                </text:list-item>
                <text:list-item>
                  <text:p text:style-name="P16"><text:span text:style-name="T13">Data-Controls [name:DCLogin_Requests][table: </text:span><text:span text:style-name="T26">Login_Requests</text:span><text:span text:style-name="T13">]</text:span></text:p>
                </text:list-item>
                <text:list-item>
                  <text:p text:style-name="P16"><text:span text:style-name="T16">Login</text:span><text:span text:style-name="T13"> [type: save-button][goto:Home]</text:span></text:p>
                </text:list-item>
                <text:list-item>
                  <text:p text:style-name="P5">Req-Ref [name: Provide Login by Role]</text:p>
                </text:list-item>
                <text:list-item>
                  <text:p text:style-name="P4"/>
                </text:list-item>
              </text:list>
            </text:list-item>
            <text:list-item>
              <text:p text:style-name="P9">### FORGET YOUR PASSWORD</text:p>
            </text:list-item>
            <text:list-item>
              <text:p text:style-name="P16"><text:span text:style-name="T13">Screen [name: </text:span><text:span text:style-name="T22">Forget Your Password?</text:span><text:span text:style-name="T13">][type:in-line][interface:user][</text:span><text:span text:style-name="T30">access:</text:span><text:span text:style-name="T13">(public)(guest)]</text:span></text:p>
              <text:list>
                <text:list-item>
                  <text:p text:style-name="P13">[definition:Forgot your password interface]</text:p>
                </text:list-item>
                <text:list-item>
                  <text:p text:style-name="P16"><text:span text:style-name="T13">Data-Controls [name:DC</text:span><text:span text:style-name="T26">Password_Requests</text:span><text:span text:style-name="T13">][table: </text:span><text:span text:style-name="T26">Password_Requests</text:span><text:span text:style-name="T13">]</text:span></text:p>
                </text:list-item>
                <text:list-item>
                  <text:p text:style-name="P16"><text:span text:style-name="T16">Email me</text:span><text:span text:style-name="T13"> [type: save-button][goto:Home]</text:span></text:p>
                </text:list-item>
                <text:list-item>
                  <text:p text:style-name="P5">Req-Ref [name: Email Identity]</text:p>
                  <text:p text:style-name="P9"/>
                </text:list-item>
              </text:list>
            </text:list-item>
            <text:list-item>
              <text:p text:style-name="P9">### FIRST TIMER</text:p>
            </text:list-item>
            <text:list-item>
              <text:p text:style-name="P16"><text:span text:style-name="T13">Screen [name: </text:span><text:span text:style-name="T22">First Timers</text:span><text:span text:style-name="T13">][type:in-line][interface:user][</text:span><text:span text:style-name="T30">access:</text:span><text:span text:style-name="T13">(public)(guest)]</text:span></text:p>
              <text:list>
                <text:list-item>
                  <text:p text:style-name="P13">[definition: Subscreen to request an account.]</text:p>
                </text:list-item>
                <text:list-item>
                  <text:p text:style-name="P13">Description [text: You will need an account to get any further.]</text:p>
                </text:list-item>
                <text:list-item>
                  <text:p text:style-name="P16"><text:span text:style-name="T13">Data-Controls [name: DC</text:span><text:span text:style-name="T26">Registrants</text:span><text:span text:style-name="T13">][table: </text:span><text:span text:style-name="T26">Registrants</text:span><text:span text:style-name="T13">]</text:span></text:p>
                  <text:list>
                    <text:list-item>
                      <text:p text:style-name="P13">Hidden-Value [name:rn_type][value:(public)(account)]</text:p>
                    </text:list-item>
                  </text:list>
                </text:list-item>
                <text:list-item>
                  <text:p text:style-name="P16"><text:span text:style-name="T16">New Account</text:span><text:span text:style-name="T13"> [type: new-button][goto:Home]</text:span></text:p>
                </text:list-item>
                <text:list-item>
                  <text:p text:style-name="P5">Req-Ref [name: Request for Access by Role] </text:p>
                </text:list-item>
              </text:list>
            </text:list-item>
            <text:list-item>
              <text:p text:style-name="P4">#####</text:p>
            </text:list-item>
            <text:list-item>
              <text:p text:style-name="P4"/>
            </text:list-item>
            <text:list-item>
              <text:p text:style-name="P9">####### ACCOUNT #######</text:p>
            </text:list-item>
            <text:list-item>
              <text:p text:style-name="P8">## take the incomming site-type, access-type, process-type, process-role-type</text:p>
            </text:list-item>
            <text:list-item>
              <text:p text:style-name="P8">## compare them to the @access of this account </text:p>
            </text:list-item>
            <text:list-item>
              <text:p text:style-name="P8">## if all are in then </text:p>
            </text:list-item>
            <text:list-item>
              <text:p text:style-name="P8">## compare the tier levels match then Show </text:p>
            </text:list-item>
            <text:list-item>
              <text:p text:style-name="P4"/>
            </text:list-item>
            <text:list-item>
              <text:p text:style-name="P18">##### YOUR TASKS</text:p>
            </text:list-item>
            <text:list-item>
              <text:p text:style-name="P3"><text:span text:style-name="T34">Grid</text:span><text:span text:style-name="T1"> [name: Your Tasks] [title: Your Tasks][type:horizontal][width:570px] [</text:span><text:span text:style-name="T28">access:</text:span><text:span text:style-name="T1">(public)(account)(registrant)(NRN)(ER)]</text:span></text:p>
              <text:list>
                <text:list-item>
                  <text:p text:style-name="P4">Data-Controls [name: GridDC<text:span text:style-name="T24">Tasks</text:span>][table: <text:span text:style-name="T24">Tasks</text:span>]</text:p>
                </text:list-item>
                <text:list-item>
                  <text:p text:style-name="P4">### when task-button then leave the goto empty and button should not have children </text:p>
                </text:list-item>
                <text:list-item>
                  <text:p text:style-name="P11"/>
                </text:list-item>
                <text:list-item>
                  <text:p text:style-name="P3"><text:span text:style-name="T11">Go</text:span><text:span text:style-name="T1"> [type: task-button][size:short][table-name: </text:span><text:span text:style-name="T36">Tasks</text:span><text:span text:style-name="T1">][goto:</text:span><text:span text:style-name="T20">tsk_screen</text:span><text:span text:style-name="T1">]</text:span></text:p>
                </text:list-item>
                <text:list-item>
                  <text:p text:style-name="P16"><text:span text:style-name="T13">Screen [name: Request National Register Privileges ][type:overlay][right:create][interface:user][</text:span><text:span text:style-name="T30">access:</text:span><text:span text:style-name="T38">(public)(registrant)</text:span><text:span text:style-name="T13">]</text:span></text:p>
                  <text:list>
                    <text:list-item>
                      <text:p text:style-name="P13">[definition: Subscreen for someone to request an NRN editor account.]</text:p>
                    </text:list-item>
                    <text:list-item>
                      <text:p text:style-name="P13">Description [text: If you intend on completing a National Register then you need to request privileges.]</text:p>
                    </text:list-item>
                    <text:list-item>
                      <text:p text:style-name="P16"><text:span text:style-name="T13">Data-Controls [name: DC</text:span><text:span text:style-name="T26">Registrants</text:span><text:span text:style-name="T13">][table: </text:span><text:span text:style-name="T26">Registrant_Roles</text:span><text:span text:style-name="T13">]</text:span></text:p>
                      <text:list>
                        <text:list-item>
                          <text:p text:style-name="P13">Hidden-Value [name:rl_type][value:(public)(registrant)(NRN)(editor)]</text:p>
                        </text:list-item>
                      </text:list>
                    </text:list-item>
                    <text:list-item>
                      <text:p text:style-name="P12">Close[type: close-button]</text:p>
                    </text:list-item>
                    <text:list-item>
                      <text:p text:style-name="P16"><text:span text:style-name="T15">Request Privilege</text:span><text:span text:style-name="T13"> [type: new-button]</text:span></text:p>
                    </text:list-item>
                    <text:list-item>
                      <text:p text:style-name="P5">Requirement [name: Request for Access by Role]</text:p>
                    </text:list-item>
                    <text:list-item>
                      <text:p text:style-name="P5">Req-Ref [name: Role Dependent Display] </text:p>
                    </text:list-item>
                  </text:list>
                </text:list-item>
                <text:list-item>
                  <text:p text:style-name="P16"><text:span text:style-name="T13">Screen [name: Environmental Review Privileges ][type:overlay][right:create][interface:user][</text:span><text:span text:style-name="T30">access:</text:span><text:span text:style-name="T38">(public)(registrant)</text:span><text:span text:style-name="T13">]</text:span></text:p>
                  <text:list>
                    <text:list-item>
                      <text:p text:style-name="P13">[definition: Subscreen for someone to request an ER editor account.]</text:p>
                    </text:list-item>
                    <text:list-item>
                      <text:p text:style-name="P13">Description [text: If you intend on completing a Environmental Review then you need to request privileges.]</text:p>
                    </text:list-item>
                    <text:list-item>
                      <text:p text:style-name="P16"><text:span text:style-name="T13">Data-Controls [name: DC</text:span><text:span text:style-name="T26">Registrants</text:span><text:span text:style-name="T13">][table: </text:span><text:span text:style-name="T26">Registrant_Roles</text:span><text:span text:style-name="T13">]</text:span></text:p>
                      <text:list>
                        <text:list-item>
                          <text:p text:style-name="P13">Hidden-Value [name:rl_type][value:(public)(registrant)(ER)(editor)]</text:p>
                        </text:list-item>
                      </text:list>
                    </text:list-item>
                    <text:list-item>
                      <text:p text:style-name="P12">Close[type: close-button]</text:p>
                    </text:list-item>
                    <text:list-item>
                      <text:p text:style-name="P16"><text:span text:style-name="T15">Request Privilege</text:span><text:span text:style-name="T13"> [type: new-button]</text:span></text:p>
                    </text:list-item>
                    <text:list-item>
                      <text:p text:style-name="P5">Requirement [name: Request for Access by Role]</text:p>
                    </text:list-item>
                    <text:list-item>
                      <text:p text:style-name="P5">Req-Ref [name: Role Dependent Display] </text:p>
                    </text:list-item>
                  </text:list>
                </text:list-item>
              </text:list>
            </text:list-item>
          </text:list>
        </text:list-item>
      </text:list>
      <text:p text:style-name="P1"/>
      <text:list xml:id="list35255819" text:continue-numbering="true" text:style-name="L1">
        <text:list-item>
          <text:list>
            <text:list-item>
              <text:p text:style-name="P9">Disclaimer [text:]</text:p>
            </text:list-item>
            <text:list-item>
              <text:p text:style-name="P9">Footer [text: footer]</text:p>
            </text:list-item>
            <text:list-item>
              <text:p text:style-name="P9">##### HOME</text:p>
            </text:list-item>
          </text:list>
        </text:list-item>
      </text:list>
      <text:p text:style-name="P1"/>
      <text:list xml:id="list35226985" text:continue-numbering="true" text:style-name="L1">
        <text:list-item>
          <text:p text:style-name="P3"><text:span text:style-name="T1">Screen [name: </text:span><text:span text:style-name="T21">Home SHPO </text:span><text:span text:style-name="T1">] [access:(gov)(guest)(account)(registrant)(NRN)(ER)] <text:s/>[show-above-tier:1] [width:750px][interface:user] [order:0]</text:span></text:p>
          <text:list>
            <text:list-item>
              <text:p text:style-name="P9">[definition: The home Screen to the application]</text:p>
            </text:list-item>
            <text:list-item>
              <text:p text:style-name="P4">Functional-Requirement [name: Request for Access by Role] <text:s/>[text: <text:s/>Potential user must have a screen to request access from the administrator.]</text:p>
            </text:list-item>
            <text:list-item>
              <text:p text:style-name="P4">Functional-Requirement [name: Provide Login by Role][text: ]</text:p>
            </text:list-item>
            <text:list-item>
              <text:p text:style-name="P4">Functional-Requirement [name: Email Identity][text: users must be identifiable to the system by their email address]</text:p>
            </text:list-item>
            <text:list-item>
              <text:p text:style-name="P4"/>
            </text:list-item>
            <text:list-item>
              <text:p text:style-name="P9">Header [text: Banner Image]</text:p>
            </text:list-item>
            <text:list-item>
              <text:p text:style-name="P9">Title [text: Home SHPO]</text:p>
            </text:list-item>
            <text:list-item>
              <text:p text:style-name="P9"/>
            </text:list-item>
            <text:list-item>
              <text:p text:style-name="P3"><text:span text:style-name="T7">Registration <text:s/>[type: goto-button][</text:span><text:span text:style-name="T29">access:</text:span><text:span text:style-name="T7">(gov)(account)(registrant)] [show-above-tier:1] [goto:Registration]</text:span></text:p>
            </text:list-item>
            <text:list-item>
              <text:p text:style-name="P3"><text:span text:style-name="T8">Poke </text:span><text:span text:style-name="T7">[type: new-button][goto:Poke Managers]</text:span></text:p>
            </text:list-item>
            <text:list-item>
              <text:p text:style-name="P3"><text:span text:style-name="T4">Terms of Use</text:span><text:span text:style-name="T1"> [type: goto-button][goto:Terms of Use]</text:span></text:p>
            </text:list-item>
            <text:list-item>
              <text:p text:style-name="P3"><text:span text:style-name="T4">Logout</text:span><text:span text:style-name="T1"> [type: logout-button][access:(gov)(account)(registrant)][goto:00-Start-Here]</text:span></text:p>
            </text:list-item>
          </text:list>
        </text:list-item>
      </text:list>
      <text:p text:style-name="P1"/>
      <text:list xml:id="list35245756" text:continue-numbering="true" text:style-name="L1">
        <text:list-item>
          <text:list>
            <text:list-item>
              <text:p text:style-name="P9">####### GUEST #######</text:p>
            </text:list-item>
            <text:list-item>
              <text:p text:style-name="P3"><text:span text:style-name="T9">Screen [name: Gov-Intro][type:textblock][interface:user][</text:span><text:span text:style-name="T31">access:</text:span><text:span text:style-name="T12">(gov)</text:span><text:span text:style-name="T9">(account)(registrant)]</text:span></text:p>
              <text:list>
                <text:list-item>
                  <text:p text:style-name="P13">[definition: Describes the purpose of the Screen for the reader]</text:p>
                </text:list-item>
                <text:list-item>
                  <text:p text:style-name="P16"><text:span text:style-name="T13">Data-Controls [name:PD_Data-Control][ table: </text:span><text:span text:style-name="T26">Screen_Labels</text:span><text:span text:style-name="T13">]</text:span></text:p>
                  <text:list>
                    <text:list-item>
                      <text:p text:style-name="P16"><text:span text:style-name="T13">Label [text: To gain access you must first request access. <text:s/>Requests are not autmatic and require granting from the system administrator</text:span><text:span text:style-name="T14">.</text:span><text:span text:style-name="T13">]</text:span></text:p>
                      <text:list>
                        <text:list-item>
                          <text:p text:style-name="P5">Non-Functional-Requirement [name: Requires SHPO Legal approval]</text:p>
                        </text:list-item>
                      </text:list>
                    </text:list-item>
                  </text:list>
                  <text:p text:style-name="P9"/>
                </text:list-item>
              </text:list>
            </text:list-item>
            <text:list-item>
              <text:p text:style-name="P15">####### Account Registrant #######</text:p>
            </text:list-item>
            <text:list-item>
              <text:p text:style-name="P17"><text:span text:style-name="T13">Screen [name: account-registrant-Intro][type:textblock][interface:user][</text:span><text:span text:style-name="T30">access:</text:span><text:span text:style-name="T17">(gov)</text:span><text:span text:style-name="T13">(account)(registrant)]</text:span></text:p>
              <text:list>
                <text:list-item>
                  <text:p text:style-name="P15">[definition: Describes the purpose of the Screen for the reader]</text:p>
                </text:list-item>
                <text:list-item>
                  <text:p text:style-name="P17"><text:span text:style-name="T13">Data-Controls [name:PD_Data-Control][ table: </text:span><text:span text:style-name="T26">Screen_Labels</text:span><text:span text:style-name="T13">]</text:span></text:p>
                  <text:list>
                    <text:list-item>
                      <text:p text:style-name="P15">Label [text: Welcome! Please direct your attention to the task list below.]</text:p>
                      <text:list>
                        <text:list-item>
                          <text:p text:style-name="P6">Non-Functional-Requirement [name: Requires SHPO Legal approval]</text:p>
                        </text:list-item>
                        <text:list-item>
                          <text:p text:style-name="P6"/>
                        </text:list-item>
                      </text:list>
                    </text:list-item>
                  </text:list>
                </text:list-item>
              </text:list>
            </text:list-item>
          </text:list>
        </text:list-item>
      </text:list>
      <text:p text:style-name="P1"/>
      <text:p text:style-name="P1"/>
      <text:list xml:id="list35235758" text:continue-numbering="true" text:style-name="L1">
        <text:list-item>
          <text:list>
            <text:list-item>
              <text:p text:style-name="P9">##### LOGIN </text:p>
            </text:list-item>
            <text:list-item>
              <text:p text:style-name="P9">####### GOV-GUEST</text:p>
            </text:list-item>
            <text:list-item>
              <text:p text:style-name="P16"><text:span text:style-name="T13">Screen [name: SHPO </text:span><text:span text:style-name="T22">Login</text:span><text:span text:style-name="T13">][type:in-line][interface:user][access:(gov)(guest)]</text:span></text:p>
              <text:list>
                <text:list-item>
                  <text:p text:style-name="P13">[definition:Login interface]</text:p>
                </text:list-item>
                <text:list-item>
                  <text:p text:style-name="P16"><text:span text:style-name="T13">Data-Controls [name:DCLogin_Requests][ table: </text:span><text:span text:style-name="T26">Login_Requests</text:span><text:span text:style-name="T13">]</text:span></text:p>
                </text:list-item>
                <text:list-item>
                  <text:p text:style-name="P3"><text:span text:style-name="T10">Login</text:span><text:span text:style-name="T9"> [type: save-button][goto:Home SHPO]</text:span></text:p>
                </text:list-item>
                <text:list-item>
                  <text:p text:style-name="P5">Req-Ref [name: Provide Login by Role]</text:p>
                </text:list-item>
                <text:list-item>
                  <text:p text:style-name="P9"/>
                </text:list-item>
              </text:list>
            </text:list-item>
            <text:list-item>
              <text:p text:style-name="P4"/>
            </text:list-item>
            <text:list-item>
              <text:p text:style-name="P6"/>
            </text:list-item>
            <text:list-item>
              <text:p text:style-name="P9">##### HELP-DESK <text:s/>LOGIN <text:s text:c="2"/></text:p>
            </text:list-item>
            <text:list-item>
              <text:p text:style-name="P9"/>
            </text:list-item>
            <text:list-item>
              <text:p text:style-name="P16"><text:span text:style-name="T13">Screen [name: </text:span><text:span text:style-name="T22">HelpDesk Login</text:span><text:span text:style-name="T13">][type:in-line][interface:user][</text:span><text:span text:style-name="T30">access:(gov)(guest)</text:span><text:span text:style-name="T13">]</text:span></text:p>
              <text:list>
                <text:list-item>
                  <text:p text:style-name="P13">[definition:HelpDesk Login interface]</text:p>
                </text:list-item>
                <text:list-item>
                  <text:p text:style-name="P16"><text:span text:style-name="T13">Data-Controls [name:DCHDLogin_Requests][ table: </text:span><text:span text:style-name="T26">HelpDesk_Login_Requests</text:span><text:span text:style-name="T13">]</text:span></text:p>
                </text:list-item>
                <text:list-item>
                  <text:p text:style-name="P16"><text:span text:style-name="T15">Login</text:span><text:span text:style-name="T13"> [type: save-button][goto:Home SHPO]</text:span></text:p>
                </text:list-item>
                <text:list-item>
                  <text:p text:style-name="P5">Req-Ref [name: Provide Login by Role]</text:p>
                </text:list-item>
                <text:list-item>
                  <text:p text:style-name="P5">Req-Ref [name: Role Dependent Display]</text:p>
                </text:list-item>
                <text:list-item>
                  <text:p text:style-name="P4"/>
                </text:list-item>
              </text:list>
            </text:list-item>
            <text:list-item>
              <text:p text:style-name="P20">##### Forget Your Password </text:p>
            </text:list-item>
            <text:list-item>
              <text:p text:style-name="P16"><text:span text:style-name="T13">Screen [name: </text:span><text:span text:style-name="T22">Forget Your Password?</text:span><text:span text:style-name="T13">][type:in-line][interface:user][</text:span><text:span text:style-name="T30">access:</text:span><text:span text:style-name="T13">(gov)(guest)</text:span><text:span text:style-name="T13"> ]</text:span></text:p>
              <text:list>
                <text:list-item>
                  <text:p text:style-name="P13">[definition:Forgot your password interface]</text:p>
                </text:list-item>
                <text:list-item>
                  <text:p text:style-name="P16"><text:span text:style-name="T13">Data-Controls [name:DC</text:span><text:span text:style-name="T26">Password_Requests</text:span><text:span text:style-name="T13">][table: </text:span><text:span text:style-name="T26">Password_Requests</text:span><text:span text:style-name="T13">]</text:span></text:p>
                </text:list-item>
                <text:list-item>
                  <text:p text:style-name="P3"><text:span text:style-name="T11">Email me</text:span><text:span text:style-name="T9"> [type: save-button][goto:Home SHPO]</text:span></text:p>
                </text:list-item>
                <text:list-item>
                  <text:p text:style-name="P5">Req-Ref [name: Email Identity]</text:p>
                </text:list-item>
                <text:list-item>
                  <text:p text:style-name="P5">Req-Ref [name: Role Dependent Display]</text:p>
                </text:list-item>
                <text:list-item>
                  <text:p text:style-name="P9"/>
                </text:list-item>
              </text:list>
            </text:list-item>
            <text:list-item>
              <text:p text:style-name="P9">##### GOV-GUEST ########</text:p>
            </text:list-item>
            <text:list-item>
              <text:p text:style-name="P9">##### FIRST TIME </text:p>
            </text:list-item>
            <text:list-item>
              <text:p text:style-name="P9"/>
            </text:list-item>
            <text:list-item>
              <text:p text:style-name="P16"><text:span text:style-name="T13">Screen [name: </text:span><text:span text:style-name="T22">First Timers</text:span><text:span text:style-name="T13">][type:in-line][interface:user][</text:span><text:span text:style-name="T30">access:</text:span><text:span text:style-name="T13">(gov)(guest)</text:span><text:span text:style-name="T13">]</text:span></text:p>
              <text:list>
                <text:list-item>
                  <text:p text:style-name="P13">[definition: Subscreen to request an account.]</text:p>
                </text:list-item>
                <text:list-item>
                  <text:p text:style-name="P13">Description [text: You will need an account to get any further.]</text:p>
                </text:list-item>
                <text:list-item>
                  <text:p text:style-name="P16"><text:span text:style-name="T13">Data-Controls [name: DC</text:span><text:span text:style-name="T26">Registrants</text:span><text:span text:style-name="T13">][table: </text:span><text:span text:style-name="T26">Registrants</text:span><text:span text:style-name="T13">]</text:span></text:p>
                  <text:list>
                    <text:list-item>
                      <text:p text:style-name="P13">Hidden-Value [name:rn_type][value:(gov)(account)]</text:p>
                    </text:list-item>
                  </text:list>
                </text:list-item>
                <text:list-item>
                  <text:p text:style-name="P3"><text:span text:style-name="T10">New <text:s/>Account</text:span><text:span text:style-name="T9"> [type: new-button][goto:Home SHPO]</text:span></text:p>
                </text:list-item>
                <text:list-item>
                  <text:p text:style-name="P5">Req-Ref [name: Request for Access by Role]</text:p>
                </text:list-item>
                <text:list-item>
                  <text:p text:style-name="P5">Req-Ref [name: Role Dependent Display] </text:p>
                </text:list-item>
                <text:list-item>
                  <text:p text:style-name="P4"/>
                </text:list-item>
              </text:list>
            </text:list-item>
            <text:list-item>
              <text:p text:style-name="P9">####### ACCOUNT #######</text:p>
            </text:list-item>
            <text:list-item>
              <text:p text:style-name="P9">####### REGISTRANT ####</text:p>
            </text:list-item>
            <text:list-item>
              <text:p text:style-name="P8">## take the incomming site-type, access-type, process-type, process-role-type</text:p>
            </text:list-item>
            <text:list-item>
              <text:p text:style-name="P8">## compare them to the @access of this account </text:p>
            </text:list-item>
            <text:list-item>
              <text:p text:style-name="P8">## if all are in then </text:p>
            </text:list-item>
            <text:list-item>
              <text:p text:style-name="P8">## compare the tier levels match then Show </text:p>
            </text:list-item>
            <text:list-item>
              <text:p text:style-name="P18">##### YOUR TASKS</text:p>
              <text:list>
                <text:list-item>
                  <text:p text:style-name="P19"/>
                </text:list-item>
              </text:list>
            </text:list-item>
            <text:list-item>
              <text:p text:style-name="P3"><text:span text:style-name="T35">Grid</text:span><text:span text:style-name="T9"> [name: Your Tasks] [title: Your Tasks][type:horizontal][width:570px] [</text:span><text:span text:style-name="T31">access:</text:span><text:span text:style-name="T9">(gov)(account)(registrant)(NRN)(ER)]</text:span></text:p>
              <text:list>
                <text:list-item>
                  <text:p text:style-name="P5">Data-Controls [name: GridDC<text:span text:style-name="T24">Tasks</text:span>][table: <text:span text:style-name="T24">Tasks</text:span>]</text:p>
                </text:list-item>
                <text:list-item>
                  <text:p text:style-name="P5">### when task-button then leave the goto empty and button should not have children </text:p>
                </text:list-item>
                <text:list-item>
                  <text:p text:style-name="P3"><text:span text:style-name="T1"/></text:p>
                </text:list-item>
                <text:list-item>
                  <text:p text:style-name="P3"><text:span text:style-name="T1">Screen [name: Poke Managers][type:overlay][right:create][interface:user]</text:span><text:span text:style-name="T18">[access:</text:span><text:span text:style-name="T1">(gov)</text:span><text:span text:style-name="T18">(registrant)(ER)(NRN)]</text:span></text:p>
                  <text:list>
                    <text:list-item>
                      <text:p text:style-name="P9">[definition: Poke your manager into action]</text:p>
                    </text:list-item>
                    <text:list-item>
                      <text:p text:style-name="P3"><text:span text:style-name="T1">Data-Controls [name: DCPokeManagers][table: </text:span><text:span text:style-name="T25">Pokes</text:span><text:span text:style-name="T1">]</text:span></text:p>
                      <text:list>
                        <text:list-item>
                          <text:p text:style-name="P13"><text:span text:style-name="T1">Hidden-Value [name:poke_type][value:Poke-Managers]</text:span></text:p>
                        </text:list-item>
                      </text:list>
                    </text:list-item>
                    <text:list-item>
                      <text:p text:style-name="P9"><text:span text:style-name="T33">Close</text:span>[type: close-button]</text:p>
                    </text:list-item>
                    <text:list-item>
                      <text:p text:style-name="P5"><text:span text:style-name="T40">Poke</text:span><text:span text:style-name="T41"> [type: save-button]</text:span></text:p>
                    </text:list-item>
                  </text:list>
                </text:list-item>
                <text:list-item>
                  <text:p text:style-name="P17">Go [type: task-button][size:short][table-name: Tasks][goto:<text:span text:style-name="T22">tsk_screen</text:span>]</text:p>
                </text:list-item>
                <text:list-item>
                  <text:p text:style-name="P16"><text:span text:style-name="T13">Screen [name: </text:span><text:span text:style-name="T19">Request NRN Help Desk Privileges </text:span><text:span text:style-name="T13"><text:s/>][type:overlay][right:create][interface:user][</text:span><text:span text:style-name="T30">access:</text:span><text:span text:style-name="T38">(gov)(registrant)</text:span><text:span text:style-name="T13">]</text:span></text:p>
                  <text:list>
                    <text:list-item>
                      <text:p text:style-name="P13">[definition: Subscreen for someone to request an NRN Help desk privileges.]</text:p>
                    </text:list-item>
                    <text:list-item>
                      <text:p text:style-name="P13">Description [text: If you intend on helping registrants to complete <text:s/>NRNs then you need to request this privilege.]</text:p>
                    </text:list-item>
                    <text:list-item>
                      <text:p text:style-name="P16"><text:span text:style-name="T13">Data-Controls [name: DC</text:span><text:span text:style-name="T26">Registrants</text:span><text:span text:style-name="T13">][table: </text:span><text:span text:style-name="T26">Registrant_Roles</text:span><text:span text:style-name="T13">]</text:span></text:p>
                      <text:list>
                        <text:list-item>
                          <text:p text:style-name="P13">Hidden-Value [name:rl_type][value:(public)(registrant)(NRN)(help-desk)]</text:p>
                        </text:list-item>
                      </text:list>
                    </text:list-item>
                    <text:list-item>
                      <text:p text:style-name="P14">Close[type: close-button]</text:p>
                    </text:list-item>
                    <text:list-item>
                      <text:p text:style-name="P16"><text:span text:style-name="T15">Request Privilege</text:span><text:span text:style-name="T13"> [type: new-button]</text:span></text:p>
                    </text:list-item>
                    <text:list-item>
                      <text:p text:style-name="P5">Requirement [name: Request for Access by Role]</text:p>
                    </text:list-item>
                    <text:list-item>
                      <text:p text:style-name="P5">Req-Ref [name: Role Dependent Display] </text:p>
                    </text:list-item>
                  </text:list>
                </text:list-item>
                <text:list-item>
                  <text:p text:style-name="P16"><text:span text:style-name="T13">Screen [name: </text:span><text:span text:style-name="T19">Request NRN Reviewer Privileges</text:span><text:span text:style-name="T13"> <text:s/>][type:overlay][right:create][interface:user][</text:span><text:span text:style-name="T30">access:</text:span><text:span text:style-name="T38">(gov)(registrant)</text:span><text:span text:style-name="T13">]</text:span></text:p>
                  <text:list>
                    <text:list-item>
                      <text:p text:style-name="P13">[definition: Subscreen for someone to request an NRN Reviewer privileges.]</text:p>
                    </text:list-item>
                    <text:list-item>
                      <text:p text:style-name="P13">Description [text: If you intend on reviewing <text:s/>NRNs then you need to request this privilege.]</text:p>
                    </text:list-item>
                    <text:list-item>
                      <text:p text:style-name="P16"><text:span text:style-name="T13">Data-Controls [name: DC</text:span><text:span text:style-name="T26">Registrants</text:span><text:span text:style-name="T13">][table: </text:span><text:span text:style-name="T26">Registrant_Roles</text:span><text:span text:style-name="T13">]</text:span></text:p>
                      <text:list>
                        <text:list-item>
                          <text:p text:style-name="P13">Hidden-Value [name:rl_type][value:(public)(registrant)(NRN)(reviewer)]</text:p>
                        </text:list-item>
                      </text:list>
                    </text:list-item>
                    <text:list-item>
                      <text:p text:style-name="P12">Close[type: close-button]</text:p>
                    </text:list-item>
                    <text:list-item>
                      <text:p text:style-name="P16"><text:span text:style-name="T15">Request Privilege</text:span><text:span text:style-name="T13"> [type: new-button]</text:span></text:p>
                    </text:list-item>
                    <text:list-item>
                      <text:p text:style-name="P5">Requirement [name: Request for Access by Role]</text:p>
                    </text:list-item>
                    <text:list-item>
                      <text:p text:style-name="P7"><text:span text:style-name="T39">Req-Ref [name: Role Dependent Display]</text:span> </text:p>
                    </text:list-item>
                  </text:list>
                </text:list-item>
                <text:list-item>
                  <text:p text:style-name="P16"><text:span text:style-name="T13">Screen [name: </text:span><text:span text:style-name="T19">Request NRN Approver Privileges</text:span><text:span text:style-name="T13"> <text:s/>][type:overlay][right:create][interface:user][</text:span><text:span text:style-name="T30">access:</text:span><text:span text:style-name="T38">(gov)(registrant)</text:span><text:span text:style-name="T13">]</text:span></text:p>
                  <text:list>
                    <text:list-item>
                      <text:p text:style-name="P13">[definition: Subscreen for someone to request an NRN Approver privileges.]</text:p>
                    </text:list-item>
                    <text:list-item>
                      <text:p text:style-name="P13">Description [text: If you intend on approving <text:s text:c="2"/>NRNs then you need to request this privilege.]</text:p>
                    </text:list-item>
                    <text:list-item>
                      <text:p text:style-name="P16"><text:span text:style-name="T13">Data-Controls [name: DC</text:span><text:span text:style-name="T26">Registrants</text:span><text:span text:style-name="T13">][table: </text:span><text:span text:style-name="T26">Registrant_Roles</text:span><text:span text:style-name="T13">]</text:span></text:p>
                      <text:list>
                        <text:list-item>
                          <text:p text:style-name="P13">Hidden-Value [name:rl_type][value:(public)(registrant)(NRN)(approver)]</text:p>
                        </text:list-item>
                      </text:list>
                    </text:list-item>
                    <text:list-item>
                      <text:p text:style-name="P12">Close[type: close-button]</text:p>
                    </text:list-item>
                    <text:list-item>
                      <text:p text:style-name="P16"><text:span text:style-name="T15">Request Privilege</text:span><text:span text:style-name="T13"> [type: new-button]</text:span></text:p>
                    </text:list-item>
                    <text:list-item>
                      <text:p text:style-name="P5">Requirement [name: Request for Access by Role]</text:p>
                    </text:list-item>
                    <text:list-item>
                      <text:p text:style-name="P5">Req-Ref [name: Role Dependent Display] </text:p>
                    </text:list-item>
                  </text:list>
                </text:list-item>
                <text:list-item>
                  <text:p text:style-name="P16"><text:span text:style-name="T13">Screen [name: </text:span><text:span text:style-name="T19">Request NRN Manager Privileges</text:span><text:span text:style-name="T13"> <text:s text:c="2"/>][type:overlay][right:create][interface:user][</text:span><text:span text:style-name="T30">access:</text:span><text:span text:style-name="T38">(gov)(registrant)</text:span><text:span text:style-name="T13">]</text:span></text:p>
                  <text:list>
                    <text:list-item>
                      <text:p text:style-name="P13">[definition: Subscreen for someone to request an NRN Manager privileges.]</text:p>
                    </text:list-item>
                    <text:list-item>
                      <text:p text:style-name="P13">Description [text: If you intend on managing <text:s text:c="2"/>NRNs then you need to request this privilege.]</text:p>
                    </text:list-item>
                    <text:list-item>
                      <text:p text:style-name="P16"><text:span text:style-name="T13">Data-Controls [name: DC</text:span><text:span text:style-name="T26">Registrants</text:span><text:span text:style-name="T13">][table: </text:span><text:span text:style-name="T26">Registrant_Roles</text:span><text:span text:style-name="T13">]</text:span></text:p>
                      <text:list>
                        <text:list-item>
                          <text:p text:style-name="P13">Hidden-Value [name:rl_type][value:(public)(registrant)(NRN)(manager)]</text:p>
                        </text:list-item>
                      </text:list>
                    </text:list-item>
                    <text:list-item>
                      <text:p text:style-name="P12">Close[type: close-button]</text:p>
                    </text:list-item>
                    <text:list-item>
                      <text:p text:style-name="P16"><text:span text:style-name="T15">Request Privilege</text:span><text:span text:style-name="T13"> [type: new-button]</text:span></text:p>
                    </text:list-item>
                    <text:list-item>
                      <text:p text:style-name="P5">Requirement [name: Request for Access by Role]</text:p>
                    </text:list-item>
                    <text:list-item>
                      <text:p text:style-name="P5">Req-Ref [name: Role Dependent Display] </text:p>
                    </text:list-item>
                  </text:list>
                </text:list-item>
                <text:list-item>
                  <text:p text:style-name="P16"><text:span text:style-name="T13">Screen [name: Request ER Help Desk Privileges <text:s text:c="2"/>][type:overlay][right:create][interface:user][</text:span><text:span text:style-name="T30">access:</text:span><text:span text:style-name="T38">(gov)(registrant)</text:span><text:span text:style-name="T13">]</text:span></text:p>
                  <text:list>
                    <text:list-item>
                      <text:p text:style-name="P13">[definition: Subscreen for someone to request an ER Help desk privileges.]</text:p>
                    </text:list-item>
                    <text:list-item>
                      <text:p text:style-name="P13">Description [text: If you intend on helping registrants to complete <text:s/>ERs then you need to request this privilege.]</text:p>
                    </text:list-item>
                    <text:list-item>
                      <text:p text:style-name="P16"><text:span text:style-name="T13">Data-Controls [name: DC</text:span><text:span text:style-name="T26">Registrants</text:span><text:span text:style-name="T13">][table: </text:span><text:span text:style-name="T26">Registrant_Roles</text:span><text:span text:style-name="T13">]</text:span></text:p>
                      <text:list>
                        <text:list-item>
                          <text:p text:style-name="P13">Hidden-Value [name:rl_type][value:(public)(registrant)(ER)(help-desk)]</text:p>
                        </text:list-item>
                      </text:list>
                    </text:list-item>
                    <text:list-item>
                      <text:p text:style-name="P12">Close[type: close-button]</text:p>
                    </text:list-item>
                    <text:list-item>
                      <text:p text:style-name="P16"><text:span text:style-name="T15">Request Privilege</text:span><text:span text:style-name="T13"> [type: new-button]</text:span></text:p>
                    </text:list-item>
                    <text:list-item>
                      <text:p text:style-name="P5">Requirement [name: Request for Access by Role]</text:p>
                    </text:list-item>
                    <text:list-item>
                      <text:p text:style-name="P5">Req-Ref [name: Role Dependent Display] </text:p>
                    </text:list-item>
                  </text:list>
                </text:list-item>
                <text:list-item>
                  <text:p text:style-name="P16"><text:span text:style-name="T13">Screen [name: Request ER Reviewer Privileges <text:s text:c="2"/>][type:overlay][right:create][interface:user][</text:span><text:span text:style-name="T30">access:</text:span><text:span text:style-name="T38">(gov)(registrant)</text:span><text:span text:style-name="T13">]</text:span></text:p>
                  <text:list>
                    <text:list-item>
                      <text:p text:style-name="P13">[definition: Subscreen for someone to request an ER Reviewer privileges.]</text:p>
                    </text:list-item>
                    <text:list-item>
                      <text:p text:style-name="P13">Description [text: If you intend on reviewing <text:s/>ERs then you need to request this privilege.]</text:p>
                    </text:list-item>
                    <text:list-item>
                      <text:p text:style-name="P16"><text:span text:style-name="T13">Data-Controls [name: DC</text:span><text:span text:style-name="T26">Registrants</text:span><text:span text:style-name="T13">][table: </text:span><text:span text:style-name="T26">Registrant_Roles</text:span><text:span text:style-name="T13">]</text:span></text:p>
                      <text:list>
                        <text:list-item>
                          <text:p text:style-name="P13">Hidden-Value [name:rl_type][value:(public)(registrant)(ER)(reviewer)]</text:p>
                        </text:list-item>
                      </text:list>
                    </text:list-item>
                    <text:list-item>
                      <text:p text:style-name="P12">Close[type: close-button]</text:p>
                    </text:list-item>
                    <text:list-item>
                      <text:p text:style-name="P16"><text:span text:style-name="T15">Request Privilege</text:span><text:span text:style-name="T13"> [type: new-button]</text:span></text:p>
                    </text:list-item>
                    <text:list-item>
                      <text:p text:style-name="P5">Requirement [name: Request for Access by Role]</text:p>
                    </text:list-item>
                    <text:list-item>
                      <text:p text:style-name="P5">Req-Ref [name: Role Dependent Display] </text:p>
                    </text:list-item>
                  </text:list>
                </text:list-item>
                <text:list-item>
                  <text:p text:style-name="P16"><text:span text:style-name="T13">Screen [name: Request ER Approver Privileges <text:s text:c="2"/>][type:overlay][right:create][interface:user][</text:span><text:span text:style-name="T30">access:</text:span><text:span text:style-name="T38">(gov)(registrant)</text:span><text:span text:style-name="T13">]</text:span></text:p>
                  <text:list>
                    <text:list-item>
                      <text:p text:style-name="P13">[definition: Subscreen for someone to request an ER Approver privileges.]</text:p>
                    </text:list-item>
                    <text:list-item>
                      <text:p text:style-name="P13">Description [text: If you intend on approving <text:s text:c="2"/>ERs then you need to request this privilege.]</text:p>
                    </text:list-item>
                    <text:list-item>
                      <text:p text:style-name="P16"><text:span text:style-name="T13">Data-Controls [name: DC</text:span><text:span text:style-name="T26">Registrants</text:span><text:span text:style-name="T13">][table: </text:span><text:span text:style-name="T26">Registrant_Roles</text:span><text:span text:style-name="T13">]</text:span></text:p>
                      <text:list>
                        <text:list-item>
                          <text:p text:style-name="P13">Hidden-Value [name:rl_type][value:(public)(registrant)(ER)(approver)]</text:p>
                        </text:list-item>
                      </text:list>
                    </text:list-item>
                    <text:list-item>
                      <text:p text:style-name="P12">Close[type: close-button]</text:p>
                    </text:list-item>
                    <text:list-item>
                      <text:p text:style-name="P16"><text:span text:style-name="T15">Request Privilege</text:span><text:span text:style-name="T13"> [type: new-button]</text:span></text:p>
                    </text:list-item>
                    <text:list-item>
                      <text:p text:style-name="P5">Requirement [name: Request for Access by Role]</text:p>
                    </text:list-item>
                    <text:list-item>
                      <text:p text:style-name="P5">Req-Ref [name: Role Dependent Display] </text:p>
                    </text:list-item>
                  </text:list>
                </text:list-item>
                <text:list-item>
                  <text:p text:style-name="P16"><text:span text:style-name="T13">Screen [name: Request ER Manager Privileges <text:s/>][type:overlay][right:create][interface:user][</text:span><text:span text:style-name="T30">access:</text:span><text:span text:style-name="T38">(gov)(registrant)</text:span><text:span text:style-name="T13">]</text:span></text:p>
                  <text:list>
                    <text:list-item>
                      <text:p text:style-name="P13">[definition: Subscreen for someone to request an ER Manager privileges.]</text:p>
                    </text:list-item>
                    <text:list-item>
                      <text:p text:style-name="P13">Description [text: If you intend on managing <text:s text:c="2"/>ERs then you need to request this privilege.]</text:p>
                    </text:list-item>
                    <text:list-item>
                      <text:p text:style-name="P16"><text:span text:style-name="T13">Data-Controls [name: DC</text:span><text:span text:style-name="T26">Registrants</text:span><text:span text:style-name="T13">][table: </text:span><text:span text:style-name="T26">Registrant_Roles</text:span><text:span text:style-name="T13">]</text:span></text:p>
                      <text:list>
                        <text:list-item>
                          <text:p text:style-name="P13">Hidden-Value [name:rl_type][value:(public)(registrant)(ER)(manager)]</text:p>
                        </text:list-item>
                      </text:list>
                    </text:list-item>
                    <text:list-item>
                      <text:p text:style-name="P9"><text:span text:style-name="T33">Close</text:span><text:span text:style-name="T15">[type: close-button]</text:span></text:p>
                    </text:list-item>
                    <text:list-item>
                      <text:p text:style-name="P16"><text:span text:style-name="T15">Request Privilege</text:span><text:span text:style-name="T13"> [type: new-button]</text:span></text:p>
                    </text:list-item>
                    <text:list-item>
                      <text:p text:style-name="P5">Requirement [name: Request for Access by Role]</text:p>
                    </text:list-item>
                    <text:list-item>
                      <text:p text:style-name="P5">Req-Ref [name: Role Dependent Display] </text:p>
                    </text:list-item>
                  </text:list>
                </text:list-item>
                <text:list-item>
                  <text:p text:style-name="P5"><text:span text:style-name="T13"/></text:p>
                </text:list-item>
                <text:list-item>
                  <text:p text:style-name="P5"><text:span text:style-name="T13"/></text:p>
                </text:list-item>
              </text:list>
            </text:list-item>
            <text:list-item>
              <text:p text:style-name="P9">Disclaimer [text:]</text:p>
            </text:list-item>
            <text:list-item>
              <text:p text:style-name="P9">Footer [text: footer]</text:p>
            </text:list-item>
          </text:list>
        </text:list-item>
      </text:list>
      <text:p text:style-name="P1"/>
      <text:list xml:id="list35253401" text:continue-numbering="true" text:style-name="L1">
        <text:list-item>
          <text:p text:style-name="P3"><text:span text:style-name="T1">Screen [name: </text:span><text:span text:style-name="T23">Registration</text:span><text:span text:style-name="T1">] [access: (public)(gov)(account)(registrant)] [show-above-tier:1] [width:750px][interface:user] [order:A]</text:span></text:p>
          <text:list>
            <text:list-item>
              <text:p text:style-name="P9">[definition: The Registration ]</text:p>
            </text:list-item>
            <text:list-item>
              <text:p text:style-name="P9">Header [text: Banner Image]</text:p>
            </text:list-item>
            <text:list-item>
              <text:p text:style-name="P9">Title [text: Registration]</text:p>
              <text:p text:style-name="P9"/>
            </text:list-item>
            <text:list-item>
              <text:p text:style-name="P20"><text:span text:style-name="T33">Home</text:span><text:span text:style-name="T37"> </text:span>[type: logout-button][goto:Home][access:(public)(account)(registrant)]</text:p>
            </text:list-item>
            <text:list-item>
              <text:p text:style-name="P21">Home [type: logout-button][goto:Home SHPO][access:(gov)(account)(registrant)]</text:p>
            </text:list-item>
            <text:list-item>
              <text:p text:style-name="P3"><text:span text:style-name="T4">Ask SHPO</text:span><text:span text:style-name="T3"> </text:span><text:span text:style-name="T1">[type: new-button][access:(public)(gov)(account)(registrant)</text:span><text:span text:style-name="T28">] </text:span></text:p>
            </text:list-item>
            <text:list-item>
              <text:p text:style-name="P3"><text:span text:style-name="T4">Terms of Use</text:span><text:span text:style-name="T1"> [type: goto-button]</text:span></text:p>
            </text:list-item>
            <text:list-item>
              <text:p text:style-name="P3"><text:span text:style-name="T4">Logout</text:span><text:span text:style-name="T1"> [type: logout-button][access:(public)(account)(registrant)][goto:00-Start-Here]</text:span></text:p>
            </text:list-item>
            <text:list-item>
              <text:p text:style-name="P3"><text:span text:style-name="T4">Logout</text:span><text:span text:style-name="T1"> [type: logout-button][access:(gov)(account)(registrant)][goto:00-Start-Here]</text:span></text:p>
              <text:p text:style-name="P9"/>
            </text:list-item>
            <text:list-item>
              <text:p text:style-name="P9">####### Answer Questions</text:p>
            </text:list-item>
            <text:list-item>
              <text:p text:style-name="P9"/>
            </text:list-item>
            <text:list-item>
              <text:p text:style-name="P3"><text:span text:style-name="T1">Screen [name: </text:span><text:span text:style-name="T20">Answer-Questions-Label</text:span><text:span text:style-name="T1">][type:textblock][interface:user][access: (public)(gov)(account)]</text:span></text:p>
              <text:list>
                <text:list-item>
                  <text:p text:style-name="P9">[definition: Describes the purpose of the Screen for the reader]</text:p>
                </text:list-item>
                <text:list-item>
                  <text:p text:style-name="P3"><text:span text:style-name="T1">Data-Controls [name:PD_Data-Control][ table: </text:span><text:span text:style-name="T25">Screen_Labels</text:span><text:span text:style-name="T1">]</text:span></text:p>
                  <text:list>
                    <text:list-item>
                      <text:p text:style-name="P3"><text:span text:style-name="T1">Label [text: </text:span><text:span text:style-name="T2">Please answer the questions accurately and to the best of your ability. <text:s/>You will not be allowed to continue until the information is complete.]</text:span></text:p>
                    </text:list-item>
                  </text:list>
                </text:list-item>
              </text:list>
              <text:p text:style-name="P9"/>
            </text:list-item>
            <text:list-item>
              <text:p text:style-name="P18">##### YOUR NAME</text:p>
            </text:list-item>
            <text:list-item>
              <text:p text:style-name="P3"><text:span text:style-name="T34">Grid</text:span><text:span text:style-name="T1"> [name: Registrant] [title: Registrant][type:vertical][width:570px][access:(public)(gov)(account)(registrant)]</text:span></text:p>
              <text:list>
                <text:list-item>
                  <text:p text:style-name="P22"><text:span text:style-name="T13">Data-Controls [name: GridDC</text:span><text:span text:style-name="T26">Registrants</text:span><text:span text:style-name="T13">][table: </text:span><text:span text:style-name="T26">Registrants</text:span><text:span text:style-name="T13">]</text:span></text:p>
                </text:list-item>
                <text:list-item>
                  <text:p text:style-name="P3"><text:span text:style-name="T5">Edit </text:span><text:span text:style-name="T1">[type: edit-button][access:(public)(gov)(account)(registrant)]</text:span></text:p>
                  <text:list>
                    <text:list-item>
                      <text:p text:style-name="P3"><text:span text:style-name="T1">Screen [name: </text:span><text:span text:style-name="T20">Change Your Name</text:span><text:span text:style-name="T1">][type:overlay][right:update][interface:user][access:(public)(account)(gov)(registrant)]</text:span></text:p>
                      <text:list>
                        <text:list-item>
                          <text:p text:style-name="P9">[definition: Edit Registrant interface]</text:p>
                        </text:list-item>
                        <text:list-item>
                          <text:p text:style-name="P22"><text:span text:style-name="T13">Data-Controls [name: DC</text:span><text:span text:style-name="T26">Registrants</text:span><text:span text:style-name="T13">][table: </text:span><text:span text:style-name="T26">Registrants</text:span><text:span text:style-name="T13">]</text:span></text:p>
                        </text:list-item>
                        <text:list-item>
                          <text:p text:style-name="P9"><text:span text:style-name="T33">Close</text:span> [type: close-button]</text:p>
                        </text:list-item>
                        <text:list-item>
                          <text:p text:style-name="P22"><text:span text:style-name="T16">Save</text:span><text:span text:style-name="T13"> [type: save-button]</text:span></text:p>
                        </text:list-item>
                      </text:list>
                    </text:list-item>
                  </text:list>
                </text:list-item>
              </text:list>
            </text:list-item>
          </text:list>
        </text:list-item>
      </text:list>
      <text:p text:style-name="P1"/>
      <text:list xml:id="list35234679" text:continue-numbering="true" text:style-name="L1">
        <text:list-item>
          <text:list>
            <text:list-item>
              <text:p text:style-name="P18">#### TELEPHONES</text:p>
            </text:list-item>
            <text:list-item>
              <text:p text:style-name="P3"><text:span text:style-name="T34">Grid</text:span><text:span text:style-name="T1"> [name: Phone][title: </text:span><text:span text:style-name="T3">Telephones</text:span><text:span text:style-name="T1">][type:horizontal][width:600px]</text:span><text:span text:style-name="T18">[access:(public)</text:span><text:span text:style-name="T1">(gov)</text:span><text:span text:style-name="T18">(account)(registrant)]</text:span></text:p>
              <text:list>
                <text:list-item>
                  <text:p text:style-name="P3"><text:span text:style-name="T1">Data-Controls [name: DC</text:span><text:span text:style-name="T27">Telephones</text:span><text:span text:style-name="T1">][table: </text:span><text:span text:style-name="T27">Telephones</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20">New Telephone</text:span><text:span text:style-name="T1">][type:overlay][right:create][interface:user]</text:span><text:span text:style-name="T18">[access:(public)</text:span><text:span text:style-name="T1">(gov)</text:span><text:span text:style-name="T18">(account)(registrant)]</text:span></text:p>
                      <text:list>
                        <text:list-item>
                          <text:p text:style-name="P9">[definition: New telephone interface]</text:p>
                        </text:list-item>
                        <text:list-item>
                          <text:p text:style-name="P3"><text:span text:style-name="T1">Data-Controls [name: DC</text:span><text:span text:style-name="T25">Telephones</text:span><text:span text:style-name="T1">][table: </text:span><text:span text:style-name="T25">Telephones</text:span><text:span text:style-name="T1">]</text:span></text:p>
                        </text:list-item>
                        <text:list-item>
                          <text:p text:style-name="P9"><text:span text:style-name="T33">Close</text:span>[type: close-button]</text:p>
                        </text:list-item>
                        <text:list-item>
                          <text:p text:style-name="P3"><text:span text:style-name="T5">Save</text:span><text:span text:style-name="T1"> [type: save-button]</text:span></text:p>
                        </text:list-item>
                      </text:list>
                    </text:list-item>
                  </text:list>
                </text:list-item>
                <text:list-item>
                  <text:p text:style-name="P9"/>
                </text:list-item>
                <text:list-item>
                  <text:p text:style-name="P3"><text:span text:style-name="T5">Edit</text:span><text:span text:style-name="T1"> [type: edit-button][size:short]</text:span><text:span text:style-name="T18">[access:(public)</text:span><text:span text:style-name="T1">(gov)</text:span><text:span text:style-name="T18">(registrant)][access:(public)</text:span><text:span text:style-name="T1">(gov)</text:span><text:span text:style-name="T18">(registrant)]</text:span></text:p>
                  <text:list>
                    <text:list-item>
                      <text:p text:style-name="P3"><text:span text:style-name="T1">Screen [name: </text:span><text:span text:style-name="T20">ChangeTelephone</text:span><text:span text:style-name="T1">][type:overlay][right:update][interface:user]</text:span><text:span text:style-name="T18">[access:(public)</text:span><text:span text:style-name="T1">(gov)</text:span><text:span text:style-name="T18">(registrant)]</text:span></text:p>
                      <text:list>
                        <text:list-item>
                          <text:p text:style-name="P9">[definition: Edit telephone number interface]</text:p>
                        </text:list-item>
                        <text:list-item>
                          <text:p text:style-name="P3"><text:span text:style-name="T1">Data-Controls [name: DC</text:span><text:span text:style-name="T25">Telephones</text:span><text:span text:style-name="T1">][table: </text:span><text:span text:style-name="T25">Telephones</text:span><text:span text:style-name="T1">]</text:span></text:p>
                        </text:list-item>
                        <text:list-item>
                          <text:p text:style-name="P9"><text:span text:style-name="T33">Close</text:span>[type: close-button]</text:p>
                        </text:list-item>
                        <text:list-item>
                          <text:p text:style-name="P3"><text:span text:style-name="T5">Save</text:span><text:span text:style-name="T1"> [type: save-button]</text:span></text:p>
                        </text:list-item>
                      </text:list>
                    </text:list-item>
                  </text:list>
                  <text:p text:style-name="P9"/>
                </text:list-item>
              </text:list>
            </text:list-item>
            <text:list-item>
              <text:p text:style-name="P18">#### MAILING ADDRESSS</text:p>
            </text:list-item>
            <text:list-item>
              <text:p text:style-name="P18"/>
            </text:list-item>
            <text:list-item>
              <text:p text:style-name="P3"><text:span text:style-name="T34">Grid</text:span><text:span text:style-name="T1"> [name: Mailing Address][title: </text:span><text:span text:style-name="T3">Mailing Address</text:span><text:span text:style-name="T1">][type:vertical][width:570px]</text:span><text:span text:style-name="T18">[access:(public)</text:span><text:span text:style-name="T1">(gov)</text:span><text:span text:style-name="T18">(account)(registrant)]</text:span></text:p>
              <text:list>
                <text:list-item>
                  <text:p text:style-name="P3"><text:span text:style-name="T1">Data-Controls [name: DC</text:span><text:span text:style-name="T27">Mailing_Addresses</text:span><text:span text:style-name="T1">][table: </text:span><text:span text:style-name="T27">Mailing_Addresses</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20">New Address</text:span><text:span text:style-name="T1">][type:overlay][right:create][interface:user]</text:span><text:span text:style-name="T18">[access:(public)</text:span><text:span text:style-name="T1">(gov)</text:span><text:span text:style-name="T18">(account)(registrant)]</text:span></text:p>
                      <text:list>
                        <text:list-item>
                          <text:p text:style-name="P9">[definition: New mailing address interface]</text:p>
                        </text:list-item>
                        <text:list-item>
                          <text:p text:style-name="P3"><text:span text:style-name="T1">Data-Controls [name: DC</text:span><text:span text:style-name="T25">Mailing_Addresses</text:span><text:span text:style-name="T1">][table: </text:span><text:span text:style-name="T25">Mailing_Addresses</text:span><text:span text:style-name="T1">]</text:span></text:p>
                        </text:list-item>
                        <text:list-item>
                          <text:p text:style-name="P9"><text:span text:style-name="T33">Close</text:span>[type: close-button]</text:p>
                        </text:list-item>
                        <text:list-item>
                          <text:p text:style-name="P3"><text:span text:style-name="T5">Save</text:span><text:span text:style-name="T1"> [type: save-button]</text:span></text:p>
                        </text:list-item>
                      </text:list>
                    </text:list-item>
                  </text:list>
                </text:list-item>
                <text:list-item>
                  <text:p text:style-name="P3"><text:span text:style-name="T5">Edit</text:span><text:span text:style-name="T1"> [type: edit-button]</text:span><text:span text:style-name="T18">[access:(public)</text:span><text:span text:style-name="T1">(gov)</text:span><text:span text:style-name="T18">(registrant)]</text:span></text:p>
                  <text:list>
                    <text:list-item>
                      <text:p text:style-name="P3"><text:span text:style-name="T1">Screen [name: </text:span><text:span text:style-name="T20">Change Your Address</text:span><text:span text:style-name="T1">][type:overlay][right:update][interface:user]</text:span><text:span text:style-name="T18">[access:(public)(registrant)]</text:span></text:p>
                      <text:list>
                        <text:list-item>
                          <text:p text:style-name="P9">[definition: Edit mailing address interface]</text:p>
                        </text:list-item>
                        <text:list-item>
                          <text:p text:style-name="P3"><text:span text:style-name="T1">Data-Controls [name: DC</text:span><text:span text:style-name="T25">Mailing_Addresses</text:span><text:span text:style-name="T1">][table: </text:span><text:span text:style-name="T25">Mailing_Addresses</text:span><text:span text:style-name="T1">]</text:span></text:p>
                        </text:list-item>
                        <text:list-item>
                          <text:p text:style-name="P9"><text:span text:style-name="T33">Close</text:span>[type: close-button]</text:p>
                        </text:list-item>
                        <text:list-item>
                          <text:p text:style-name="P3"><text:span text:style-name="T5">Save</text:span><text:span text:style-name="T1"> [type: save-button]</text:span></text:p>
                          <text:p text:style-name="P9"/>
                        </text:list-item>
                      </text:list>
                    </text:list-item>
                  </text:list>
                </text:list-item>
              </text:list>
            </text:list-item>
            <text:list-item>
              <text:p text:style-name="P18">#### EXPEIENCE EXPERTISE</text:p>
            </text:list-item>
            <text:list-item>
              <text:p text:style-name="P18"/>
            </text:list-item>
            <text:list-item>
              <text:p text:style-name="P3"><text:span text:style-name="T34">Grid</text:span><text:span text:style-name="T1"> [name: Experience and Expertise][title: </text:span><text:span text:style-name="T3">Experience and Expertise</text:span><text:span text:style-name="T1">][type:vertical][width:570]</text:span></text:p>
              <text:list>
                <text:list-item>
                  <text:p text:style-name="P9">[definition: Grid for Status]</text:p>
                </text:list-item>
                <text:list-item>
                  <text:p text:style-name="P3"><text:span text:style-name="T1">Data-Controls [name: <text:s/>DC</text:span><text:span text:style-name="T27">IndividualStatus</text:span><text:span text:style-name="T1">][table: <text:s/></text:span><text:span text:style-name="T27">IndividualStatus</text:span><text:span text:style-name="T1">]</text:span></text:p>
                </text:list-item>
                <text:list-item>
                  <text:p text:style-name="P3"><text:span text:style-name="T5">New</text:span><text:span text:style-name="T1"> [type: new-button]</text:span></text:p>
                  <text:list>
                    <text:list-item>
                      <text:p text:style-name="P3"><text:span text:style-name="T1">Screen [name: N</text:span><text:span text:style-name="T20">ew Experience</text:span><text:span text:style-name="T1">][type:overlay][right:create][interface:user]</text:span><text:span text:style-name="T18">[access:(public)</text:span><text:span text:style-name="T1">(gov)</text:span><text:span text:style-name="T18">(account)(registrant)]</text:span></text:p>
                      <text:list>
                        <text:list-item>
                          <text:p text:style-name="P9">[definition: New Experience interface]</text:p>
                        </text:list-item>
                        <text:list-item>
                          <text:p text:style-name="P3"><text:span text:style-name="T1">Data-Controls [name: DC</text:span><text:span text:style-name="T27">IndividualStatus </text:span><text:span text:style-name="T1">][table: </text:span><text:span text:style-name="T27">IndividualStatus </text:span><text:span text:style-name="T1">]</text:span></text:p>
                        </text:list-item>
                        <text:list-item>
                          <text:p text:style-name="P9"><text:span text:style-name="T33">Close</text:span>[type: close-button]</text:p>
                        </text:list-item>
                        <text:list-item>
                          <text:p text:style-name="P3"><text:span text:style-name="T5">Save</text:span><text:span text:style-name="T1"> [type: save-button]</text:span></text:p>
                        </text:list-item>
                      </text:list>
                    </text:list-item>
                  </text:list>
                </text:list-item>
                <text:list-item>
                  <text:p text:style-name="P3"><text:span text:style-name="T5">Edit</text:span><text:span text:style-name="T1">[type: edit-button]</text:span><text:span text:style-name="T18">[access:(public)</text:span><text:span text:style-name="T1">(gov)</text:span><text:span text:style-name="T18">(registrant)]</text:span></text:p>
                  <text:list>
                    <text:list-item>
                      <text:p text:style-name="P3"><text:span text:style-name="T1">Screen [name: </text:span><text:span text:style-name="T20">Your Experience</text:span><text:span text:style-name="T1">][type:overlay][right:update][interface:user]</text:span><text:span text:style-name="T18">[access:(public)</text:span><text:span text:style-name="T1">(gov)</text:span><text:span text:style-name="T18">(registrant)]</text:span></text:p>
                      <text:list>
                        <text:list-item>
                          <text:p text:style-name="P9">[definition: Screen for self-assessment of experience and expertise]</text:p>
                        </text:list-item>
                        <text:list-item>
                          <text:p text:style-name="P3"><text:span text:style-name="T1">Data-Controls [name: DC</text:span><text:span text:style-name="T25">IndividualStatus</text:span><text:span text:style-name="T1">][table: </text:span><text:span text:style-name="T25">IndividualStatus</text:span><text:span text:style-name="T1">]</text:span></text:p>
                        </text:list-item>
                        <text:list-item>
                          <text:p text:style-name="P9"><text:span text:style-name="T33">Close</text:span>[type: close-button]</text:p>
                        </text:list-item>
                        <text:list-item>
                          <text:p text:style-name="P3"><text:span text:style-name="T5">Save</text:span><text:span text:style-name="T1"> [type: save-button]</text:span></text:p>
                        </text:list-item>
                      </text:list>
                    </text:list-item>
                  </text:list>
                </text:list-item>
              </text:list>
            </text:list-item>
          </text:list>
        </text:list-item>
      </text:list>
      <text:p text:style-name="P1"/>
      <text:list xml:id="list35246116" text:continue-numbering="true" text:style-name="L1">
        <text:list-item>
          <text:list>
            <text:list-item>
              <text:list>
                <text:list-header>
                  <text:p text:style-name="P9"/>
                </text:list-header>
              </text:list>
            </text:list-item>
            <text:list-item>
              <text:p text:style-name="P9">Disclaimer [text:]</text:p>
            </text:list-item>
            <text:list-item>
              <text:p text:style-name="P9">Footer [text: footer]</text:p>
            </text:list-item>
            <text:list-item>
              <text:p text:style-name="P9"/>
            </text:list-item>
          </text:list>
          <text:p text:style-name="P9"/>
        </text:list-item>
        <text:list-item>
          <text:p text:style-name="P9"/>
        </text:list-item>
        <text:list-item>
          <text:p text:style-name="P9"/>
          <text:list>
            <text:list-header>
              <text:p text:style-name="P9"/>
              <text:p text:style-name="P9"/>
            </text:list-header>
          </text:list>
        </text:list-item>
      </text:list>
      <text:p text:style-name="P1"/>
      <text:p text:style-name="P1"/>
      <text:list xml:id="list35254419" text:continue-numbering="true" text:style-name="L1">
        <text:list-item>
          <text:list>
            <text:list-item>
              <text:list>
                <text:list-header>
                  <text:p text:style-name="P9"/>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text-properties style:font-name="Calibri" fo:font-size="8pt" fo:font-weight="bold" style:font-size-asian="8pt" style:font-weight-asian="bold" style:font-size-complex="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8DT22H10M30S</meta:editing-duration>
    <meta:editing-cycles>1407</meta:editing-cycles>
    <meta:generator>OpenOffice.org/3.3$Win32 OpenOffice.org_project/330m20$Build-9567</meta:generator>
    <dc:date>2011-12-22T15:11:18.56</dc:date>
    <dc:creator>James Wilfong</dc:creator>
    <meta:document-statistic meta:table-count="0" meta:image-count="0" meta:object-count="0" meta:page-count="1" meta:paragraph-count="313" meta:word-count="2232" meta:character-count="21944"/>
    <meta:user-defined meta:name="Info 1"/>
    <meta:user-defined meta:name="Info 2"/>
    <meta:user-defined meta:name="Info 3"/>
    <meta:user-defined meta:name="Info 4"/>
  </office:meta>
</office:document-meta>
</file>